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OpenSymbol" svg:font-family="OpenSymbol"/>
    <style:font-face style:name="Arial1" svg:font-family="Arial"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Contents_20_2">
      <style:paragraph-properties>
        <style:tab-stops>
          <style:tab-stop style:position="6.4965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Heading">
      <style:paragraph-properties fo:text-align="center" style:justify-single-word="false"/>
    </style:style>
    <style:style style:name="P5" style:family="paragraph" style:parent-style-name="Text_20_body">
      <style:text-properties fo:color="#434343" style:font-name="Verdana" fo:font-size="12pt" style:font-name-asian="Verdana" style:font-size-asian="12pt" style:font-name-complex="Verdana" style:font-size-complex="12pt"/>
    </style:style>
    <style:style style:name="P6" style:family="paragraph" style:parent-style-name="Text_20_body" style:list-style-name="L1"/>
    <style:style style:name="P7" style:family="paragraph" style:parent-style-name="Text_20_body" style:list-style-name="L2"/>
    <style:style style:name="P8" style:family="paragraph" style:parent-style-name="Heading_20_1">
      <style:paragraph-properties fo:break-before="pag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Cornac for PHP</text:p>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Table des matières</text:p>
          </text:index-title>
          <text:p text:style-name="P3">Installation<text:tab/>3</text:p>
          <text:p text:style-name="P1">Quick start<text:tab/>3</text:p>
          <text:p text:style-name="P1">More detailled usage<text:tab/>3</text:p>
          <text:p text:style-name="P3">Usage​<text:tab/>4</text:p>
          <text:p text:style-name="P3">Cornac extensions<text:tab/>5</text:p>
          <text:p text:style-name="P3">History<text:tab/>6</text:p>
        </text:index-body>
      </text:table-of-content>
      <text:p text:style-name="Text_20_body"/>
      <text:p text:style-name="Text_20_body"/>
      <text:h text:style-name="P8" text:outline-level="1">Preface</text:h>
      <text:p text:style-name="Text_20_body"/>
      <text:p text:style-name="P5">This is the Reference Manual for the Cornac application, version 0.01, realeased on March, 9<text:span text:style-name="T1">th</text:span>, 2011.</text:p>
      <text:p text:style-name="P5"/>
      <text:p text:style-name="P5"><text:tab/>Cornac is a software that has been created to analyse php5 code. It will provide you with data useful to get what in your code may be wrong (either for the code reading than for the code architecture).</text:p>
      <text:p text:style-name="P5"/>
      <text:p text:style-name="P5"><text:tab/>Cornac will create datas in a database that you will be able to use in different ways. You can create an inventory and a report. Both of them are useful tools to observe the content of your projects.</text:p>
      <text:p text:style-name="P5"><text:tab/>As you may continue a project already started, Cornac will show you how it has been developed, what standards it's using and so on.</text:p>
      <text:p text:style-name="P5"/>
      <text:p text:style-name="P5">We remind you that Cornac is still being enhanced and that bugs may still being occuring. Be aware that the first two results appear to be at the bottom of each sheet.</text:p>
      <text:h text:style-name="P8" text:outline-level="1">Installation</text:h>
      <text:h text:style-name="Heading_20_2" text:outline-level="2">Quick start</text:h>
      <text:list xml:id="list1857576600" text:style-name="L1">
        <text:list-item>
          <text:p text:style-name="P6">Go to <text:a xlink:type="simple" xlink:href="http://www.cornac.info/">http://www.cornac.info/</text:a></text:p>
        </text:list-item>
        <text:list-item>
          <text:p text:style-name="P6">Download current version's archive : Zip, Tar.bz2 or Tar.gzip.</text:p>
        </text:list-item>
        <text:list-item>
          <text:p text:style-name="P6">De-archive file</text:p>
        </text:list-item>
        <text:list-item>
          <text:p text:style-name="P6">With command line, chdir to the root of this archive. Run<text:line-break/>./bin/cornac -?</text:p>
        </text:list-item>
        <text:list-item>
          <text:p text:style-name="P6">This should display the help menu for Cornac</text:p>
        </text:list-item>
        <text:list-item>
          <text:p text:style-name="P6">Edit the ini/cornac.ini file</text:p>
          <text:list>
            <text:list-item>
              <text:p text:style-name="P6">Change the 'Origin' direct to point to your source directory</text:p>
            </text:list-item>
            <text:list-item>
              <text:p text:style-name="P6">Change 'dsn' in the [mysql] section to fit your own installation</text:p>
            </text:list-item>
            <text:list-item>
              <text:p text:style-name="P6">Make sure your mysql has the correct database created (default is analyseur)</text:p>
            </text:list-item>
            <text:list-item>
              <text:p text:style-name="P6">You also can restrain the scope of the analyse by ignoring folders named in « ignore_dirs » under [tokenizeur]</text:p>
            </text:list-item>
            <text:list-item>
              <text:p text:style-name="P6">You may change the « prefix » attribut. It will be the name of the prefix of your tables in your analyse's database.</text:p>
            </text:list-item>
          </text:list>
        </text:list-item>
        <text:list-item>
          <text:p text:style-name="P6">Before running cornac you should have created a database named « analyseur ». As root user on mysql, run :</text:p>
          <text:list>
            <text:list-item>
              <text:p text:style-name="P6">CREATE DATABASE analyseur CHARACTER SET UTF8 ;</text:p>
            </text:list-item>
            <text:list-item>
              <text:p text:style-name="P6">GRANT ALL ON analyseur.* TO 'yourUser'@'localhost' IDENTIFIED BY pwd ;</text:p>
            </text:list-item>
          </text:list>
        </text:list-item>
        <text:list-item>
          <text:p text:style-name="P6">Now run ./bin/cornac -I ./ini/cornac</text:p>
        </text:list-item>
        <text:list-item>
          <text:p text:style-name="P6">This should display : </text:p>
          <text:list>
            <text:list-item>
              <text:p text:style-name="P6">Folder : ../Industrialisation/References/phplist-2.10.12</text:p>
            </text:list-item>
            <text:list-item>
              <text:p text:style-name="P6">Output : </text:p>
            </text:list-item>
            <text:list-item>
              <text:p text:style-name="P6">Tokenizeur</text:p>
            </text:list-item>
            <text:list-item>
              <text:p text:style-name="P6">Auditeur<text:span text:style-name="T2"> (much later)</text:span></text:p>
            </text:list-item>
            <text:list-item>
              <text:p text:style-name="P6"><text:span text:style-name="T3">Done</text:span><text:span text:style-name="T2"> (even later)</text:span></text:p>
            </text:list-item>
          </text:list>
        </text:list-item>
        <text:list-item>
          <text:p text:style-name="P6">During this time you may make a link in your web root to the cornac's web directory. </text:p>
        </text:list-item>
        <text:list-item>
          <text:p text:style-name="P6">ln -s /path/to/root/cornac ./web</text:p>
        </text:list-item>
      </text:list>
      <text:p text:style-name="Text_20_body"/>
      <text:p text:style-name="Text_20_body"/>
      <text:h text:style-name="P8" text:outline-level="1">Usage​</text:h>
      <text:p text:style-name="Text_20_body"/>
      <text:p text:style-name="Text_20_body"><text:tab/>There are differents kinds of usage that cornac provides.</text:p>
      <text:p text:style-name="Text_20_body"/>
      <text:p text:style-name="Text_20_body"><text:tab/>Inventory : run ./bin/inventory</text:p>
      <text:p text:style-name="Text_20_body"><text:tab/>./bin/inventory will create an .ods file wich content the analizes made. The file is divided in 15 sheets : Sommaire (The summary of the analisis), PHP Extensions, Constants, Classes, Interfaces, Methods, Properties, Functions, Parameters, Sessions, Vriables, Globals, Files, Can't Compile, Extensions. Each sheet content informations about the analysis.</text:p>
      <text:p text:style-name="Text_20_body"><text:tab/>There is a bug on every sheet, the last 2 lines are supposed to be the first 2 lines. Beware not to forget this information.</text:p>
      <text:p text:style-name="Text_20_body"/>
      <text:p text:style-name="Text_20_body"><text:tab/>Report : run ./bin/report</text:p>
      <text:p text:style-name="Text_20_body"><text:tab/>./bin/report will create a web content of several .html files. Those files include the same results as you could get from the inventory.</text:p>
      <text:p text:style-name="Text_20_body"/>
      <text:p text:style-name="Text_20_body"><text:tab/>Cornac is also able to run unit tests, by specifying wich folder to skip in an analyse.</text:p>
      <text:p text:style-name="Text_20_body"/>
      <text:p text:style-name="Text_20_body"><text:tab/>How to use the results provided by Cornac's inventory :</text:p>
      <text:p text:style-name="Text_20_body"><text:tab/>Sommaire : This is the summary of the analyse. This gives you a quick overview of the project. Most of the titles on the summary have their own sheet showing the details of the analyse for each aspect. </text:p>
      <text:p text:style-name="Text_20_body"><text:tab/>The files' sheet is useful to see how the site's folders are put in order. Most of the time it gives you a good view of the folders who should not be meant to be.</text:p>
      <text:p text:style-name="Text_20_body"><text:tab/>The Methods' sheet show all the methods contained in each class. You can see if any method is missing, how the class containing some kind of methods may be used and so on.</text:p>
      <text:p text:style-name="Text_20_body"/>
      <text:h text:style-name="P8" text:outline-level="1">Development </text:h>
      <text:p text:style-name="Text_20_body"><text:tab/>Cornac works as follow :</text:p>
      <text:p text:style-name="Text_20_body"/>
      <text:p text:style-name="Text_20_body"><text:tab/>Cornac has been developed in php5. </text:p>
      <text:p text:style-name="Text_20_body"/>
      <text:p text:style-name="Text_20_body"><text:tab/>By running « ./bin/cornac », you will run tok, tokinit, tokclient, auditeur, reader in that order in the bin folder. </text:p>
      <text:p text:style-name="Text_20_body"/>
      <text:p text:style-name="Text_20_body"><text:tab/>Tokinit will create the database environment by creating the tables needed by Cornac. You have to create the database before, as explained above in this document. Then tokclient will fill the database's tables with the values that interest us.</text:p>
      <text:p text:style-name="Text_20_body"><text:tab/>The Tokenizer will delimite the code analyzed with numbers. For exemple, an if will start with the number 615 (wich is the left number) and end with the number 662 :</text:p>
      <text:p text:style-name="Text_20_body">| <text:s/>619 | <text:s text:c="2"/>620 | count <text:s text:c="3"/>| </text:p>
      <text:p text:style-name="Text_20_body">| <text:s/>622 | <text:s text:c="2"/>623 | $temp <text:s text:c="2"/>| </text:p>
      <text:p text:style-name="Text_20_body">| <text:s/>621 | <text:s text:c="2"/>624 | <text:s text:c="13"/>| </text:p>
      <text:p text:style-name="Text_20_body">| <text:s/>618 | <text:s text:c="2"/>625 | count <text:s text:c="3"/>| </text:p>
      <text:p text:style-name="Text_20_body">| <text:s/>626 | <text:s text:c="2"/>627 | &gt; <text:s text:c="10"/>| </text:p>
      <text:p text:style-name="Text_20_body">| <text:s/>628 | <text:s text:c="2"/>629 | 1 <text:s text:c="10"/>| </text:p>
      <text:p text:style-name="Text_20_body">| <text:s/>617 | <text:s text:c="2"/>630 | &gt; <text:s text:c="10"/>| </text:p>
      <text:p text:style-name="Text_20_body">| <text:s/>616 | <text:s text:c="2"/>631 | <text:s text:c="13"/>| </text:p>
      <text:p text:style-name="Text_20_body">| <text:s/>635 | <text:s text:c="2"/>636 | $array2 | </text:p>
      <text:p text:style-name="Text_20_body">| <text:s/>637 | <text:s text:c="2"/>638 | $key <text:s text:c="5"/>| </text:p>
      <text:p text:style-name="Text_20_body">| <text:s/>634 | <text:s text:c="2"/>639 | <text:s text:c="14"/>| </text:p>
      <text:p text:style-name="Text_20_body">| <text:s/>640 | <text:s text:c="2"/>641 | = <text:s text:c="11"/>| </text:p>
      <text:p text:style-name="Text_20_body">| <text:s/>643 | <text:s text:c="2"/>644 | array <text:s text:c="5"/>| </text:p>
      <text:p text:style-name="Text_20_body">| <text:s/>647 | <text:s text:c="2"/>648 | $temp <text:s text:c="3"/>| </text:p>
      <text:p text:style-name="Text_20_body">| <text:s/>649 | <text:s text:c="2"/>650 | 0 <text:s text:c="11"/>| </text:p>
      <text:p text:style-name="Text_20_body">| <text:s/>646 | <text:s text:c="2"/>651 | <text:s text:c="14"/>| </text:p>
      <text:p text:style-name="Text_20_body">| <text:s/>653 | <text:s text:c="2"/>654 | $temp <text:s text:c="3"/>| </text:p>
      <text:p text:style-name="Text_20_body">| <text:s/>655 | <text:s text:c="2"/>656 | 1 <text:s text:c="11"/>| </text:p>
      <text:p text:style-name="Text_20_body">| <text:s/>652 | <text:s text:c="2"/>657 | <text:s text:c="14"/>|</text:p>
      <text:p text:style-name="Text_20_body">| <text:s/>645 | <text:s text:c="2"/>658 | <text:s text:c="14"/>| </text:p>
      <text:p text:style-name="Text_20_body">| <text:s/>642 | <text:s text:c="2"/>659 | array <text:s text:c="4"/>| </text:p>
      <text:p text:style-name="Text_20_body">| <text:s/>633 | <text:s text:c="2"/>660 | <text:s text:c="13"/>| </text:p>
      <text:p text:style-name="Text_20_body">| <text:s/>632 | <text:s text:c="2"/>661 | <text:s text:c="13"/>| </text:p>
      <text:p text:style-name="Text_20_body">| <text:s/>615 | <text:s text:c="2"/>662 | if <text:s text:c="10"/>| </text:p>
      <text:p text:style-name="Text_20_body"><text:soft-page-break/><text:tab/></text:p>
      <text:p text:style-name="Text_20_body"><text:tab/>Here you can see that the last row is the one that is supposed to begin this sample. You can find those datas on the table home, or home_&lt;prefix&gt;.</text:p>
      <text:p text:style-name="Text_20_body"><text:tab/></text:p>
      <text:p text:style-name="Text_20_body"><text:tab/>Auditeur will analyse the values of the database to extract exploitable values.</text:p>
      <text:p text:style-name="Text_20_body"/>
      <text:p text:style-name="Text_20_body"><text:tab/>Reader will take the results given by auditeur to create web pages to browse the results in a clear way. You'll get the same results by runnin inventory, in a more clinical way.</text:p>
      <text:p text:style-name="Text_20_body"/>
      <text:p text:style-name="Text_20_body"><text:tab/>You'll find the classes used by Cornac in the folder ./library/Cornac/. You'll find here folders containing the classes used by auditeur and tokenizer. Both of them use classes as regex to analyse the application's code. </text:p>
      <text:p text:style-name="Text_20_body"><text:tab/>The ./library/Cornac/Tokenizer/Regex folder contain a php file for every case of code shape that may be found in the analized project, like 'if', 'for', and so on. Most of those file don't contain any regular exception though.</text:p>
      <text:p text:style-name="Text_20_body"><text:tab/></text:p>
      <text:p text:style-name="Text_20_body"><text:tab/>Most of the classes refer to a parent in a clear way. For exemple every classes contained in the ./library/Cornac/Tokenizer/Regex folder has for parent ./library/Cornac/Tokenizer/Regex.php, wich makes a clear path construction, most of the ti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ornac extensions</text:h>
      <text:p text:style-name="Text_20_body"/>
      <text:p text:style-name="Text_20_body">Currently, no extension is available. </text:p>
      <text:p text:style-name="Text_20_body"/>
      <text:p text:style-name="Text_20_body"/>
      <text:h text:style-name="P8" text:outline-level="1">History</text:h>
      <text:list xml:id="list1611805061" text:style-name="L2">
        <text:list-item>
          <text:p text:style-name="P7">Version 0.01</text:p>
          <text:list>
            <text:list-item>
              <text:p text:style-name="P7">First release ever.</text:p>
            </text:list-item>
          </text:list>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OpenSymbol" svg:font-family="OpenSymbol"/>
    <style:font-face style:name="Arial1" svg:font-family="Arial"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fo:font-size="12pt" style:font-size-asian="12pt" style:font-size-complex="12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mien Seguy</meta:initial-creator>
    <meta:creation-date>2011-03-14T17:46:45</meta:creation-date>
    <dc:date>2011-09-14T12:03:52</dc:date>
    <dc:creator>fdurrieu </dc:creator>
    <meta:editing-duration>P2DT17H40M41S</meta:editing-duration>
    <meta:editing-cycles>166</meta:editing-cycles>
    <meta:generator>LibreOffice/3.3$Linux LibreOffice_project/330m19$Build-301</meta:generator>
    <meta:document-statistic meta:table-count="0" meta:image-count="0" meta:object-count="0" meta:page-count="9" meta:paragraph-count="95" meta:word-count="1095" meta:character-count="6114"/>
  </office:meta>
</office:document-meta>
</file>